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00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0000" fo:font-family="Bitter" style:font-pitch="variable" fo:font-size="18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1.143cm" svg:x="13.7cm" svg:y="4.937cm">
          <text:p text:style-name="P1">stream socke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.207cm" svg:height="1.143cm" svg:x="13.7cm" svg:y="3.54cm">
          <text:p text:style-name="P1">FIF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.207cm" svg:height="1.143cm" svg:x="13.7cm" svg:y="2.016cm">
          <text:p text:style-name="P1">pi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4.318cm" svg:height="2.159cm" svg:x="3.794cm" svg:y="7.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 KH</meta:initial-creator>
    <meta:creation-date>2013-05-23T20:34:38</meta:creation-date>
    <dc:date>2013-05-23T20:44:40</dc:date>
    <dc:creator>Greg KH</dc:creator>
    <meta:editing-duration>P0D</meta:editing-duration>
    <meta:editing-cycles>1</meta:editing-cycles>
    <meta:document-statistic meta:object-count="4"/>
    <meta:generator>LibreOffice/4.0.2.1$Linux_X86_64 LibreOffice_project/400m0$Build-1</meta:generator>
  </office:meta>
</office:document-meta>
</file>